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Pr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float" office:value="14.5">
            <text:p>14.5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string">
            <text:p>Pav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  <table:table-cell office:value-type="float" office:value="11.5">
            <text:p>11.5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float" office:value="12.5">
            <text:p>12.5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table:number-columns-repeated="2"/>
          <table:table-cell office:value-type="float" office:value="13.5">
            <text:p>13.5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 table:number-columns-repeated="2"/>
          <table:table-cell office:value-type="float" office:value="14.5">
            <text:p>14.5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4/09/2016</text:date>, <text:time>09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09T09:36:47.32</meta:creation-date>
    <dc:date>2016-04-09T09:44:51.44</dc:date>
    <dc:creator>James Lombardi</dc:creator>
    <meta:editing-duration>PT8M4S</meta:editing-duration>
    <meta:editing-cycles>1</meta:editing-cycles>
    <meta:document-statistic meta:table-count="3" meta:cell-count="16" meta:object-count="0"/>
    <meta:generator>OpenOffice/4.1.0$Win32 OpenOffice.org_project/410m18$Build-9764</meta:generator>
  </office:meta>
</office:document-meta>
</file>